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7pt" svg:height="255.15pt" svg:x="329.84pt" svg:y="229.55pt">
            <draw:object draw:notify-on-update-of-ranges="Sheet1.C2:Sheet1.C2 Sheet1.C3:Sheet1.C53 Sheet1.D2:Sheet1.D2 Sheet1.D3:Sheet1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_sec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3" office:value-type="string" calcext:value-type="string">
            <text:p>Lambda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3]*100)/1000" office:value-type="float" office:value="0" calcext:value-type="float">
            <text:p>0</text:p>
          </table:table-cell>
          <table:table-cell table:formula="of:=EXP(-[.$G$2]*[.B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]*100)/1000" office:value-type="float" office:value="0.1" calcext:value-type="float">
            <text:p>0.1</text:p>
          </table:table-cell>
          <table:table-cell table:formula="of:=EXP(-[.$G$2]*[.B4])" office:value-type="float" office:value="0.970445533548508" calcext:value-type="float">
            <text:p>0.970445533548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5]*100)/1000" office:value-type="float" office:value="0.2" calcext:value-type="float">
            <text:p>0.2</text:p>
          </table:table-cell>
          <table:table-cell table:formula="of:=EXP(-[.$G$2]*[.B5])" office:value-type="float" office:value="0.941764533584249" calcext:value-type="float">
            <text:p>0.941764533584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6]*100)/1000" office:value-type="float" office:value="0.3" calcext:value-type="float">
            <text:p>0.3</text:p>
          </table:table-cell>
          <table:table-cell table:formula="of:=EXP(-[.$G$2]*[.B6])" office:value-type="float" office:value="0.913931185271228" calcext:value-type="float">
            <text:p>0.913931185271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7]*100)/1000" office:value-type="float" office:value="0.4" calcext:value-type="float">
            <text:p>0.4</text:p>
          </table:table-cell>
          <table:table-cell table:formula="of:=EXP(-[.$G$2]*[.B7])" office:value-type="float" office:value="0.886920436717158" calcext:value-type="float">
            <text:p>0.886920436717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8]*100)/1000" office:value-type="float" office:value="0.5" calcext:value-type="float">
            <text:p>0.5</text:p>
          </table:table-cell>
          <table:table-cell table:formula="of:=EXP(-[.$G$2]*[.B8])" office:value-type="float" office:value="0.860707976425058" calcext:value-type="float">
            <text:p>0.860707976425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9]*100)/1000" office:value-type="float" office:value="0.6" calcext:value-type="float">
            <text:p>0.6</text:p>
          </table:table-cell>
          <table:table-cell table:formula="of:=EXP(-[.$G$2]*[.B9])" office:value-type="float" office:value="0.835270211411272" calcext:value-type="float">
            <text:p>0.83527021141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0]*100)/1000" office:value-type="float" office:value="0.7" calcext:value-type="float">
            <text:p>0.7</text:p>
          </table:table-cell>
          <table:table-cell table:formula="of:=EXP(-[.$G$2]*[.B10])" office:value-type="float" office:value="0.810584245970187" calcext:value-type="float">
            <text:p>0.810584245970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1]*100)/1000" office:value-type="float" office:value="0.8" calcext:value-type="float">
            <text:p>0.8</text:p>
          </table:table-cell>
          <table:table-cell table:formula="of:=EXP(-[.$G$2]*[.B11])" office:value-type="float" office:value="0.786627861066553" calcext:value-type="float">
            <text:p>0.786627861066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2]*100)/1000" office:value-type="float" office:value="0.9" calcext:value-type="float">
            <text:p>0.9</text:p>
          </table:table-cell>
          <table:table-cell table:formula="of:=EXP(-[.$G$2]*[.B12])" office:value-type="float" office:value="0.763379494336853" calcext:value-type="float">
            <text:p>0.763379494336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3]*100)/1000" office:value-type="float" office:value="1" calcext:value-type="float">
            <text:p>1</text:p>
          </table:table-cell>
          <table:table-cell table:formula="of:=EXP(-[.$G$2]*[.B13])" office:value-type="float" office:value="0.740818220681718" calcext:value-type="float">
            <text:p>0.74081822068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4]*100)/1000" office:value-type="float" office:value="1.1" calcext:value-type="float">
            <text:p>1.1</text:p>
          </table:table-cell>
          <table:table-cell table:formula="of:=EXP(-[.$G$2]*[.B14])" office:value-type="float" office:value="0.718923733431926" calcext:value-type="float">
            <text:p>0.718923733431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15]*100)/1000" office:value-type="float" office:value="1.2" calcext:value-type="float">
            <text:p>1.2</text:p>
          </table:table-cell>
          <table:table-cell table:formula="of:=EXP(-[.$G$2]*[.B15])" office:value-type="float" office:value="0.697676326071031" calcext:value-type="float">
            <text:p>0.697676326071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16]*100)/1000" office:value-type="float" office:value="1.3" calcext:value-type="float">
            <text:p>1.3</text:p>
          </table:table-cell>
          <table:table-cell table:formula="of:=EXP(-[.$G$2]*[.B16])" office:value-type="float" office:value="0.677056874498165" calcext:value-type="float">
            <text:p>0.677056874498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17]*100)/1000" office:value-type="float" office:value="1.4" calcext:value-type="float">
            <text:p>1.4</text:p>
          </table:table-cell>
          <table:table-cell table:formula="of:=EXP(-[.$G$2]*[.B17])" office:value-type="float" office:value="0.657046819815057" calcext:value-type="float">
            <text:p>0.657046819815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8]*100)/1000" office:value-type="float" office:value="1.5" calcext:value-type="float">
            <text:p>1.5</text:p>
          </table:table-cell>
          <table:table-cell table:formula="of:=EXP(-[.$G$2]*[.B18])" office:value-type="float" office:value="0.637628151621773" calcext:value-type="float">
            <text:p>0.637628151621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19]*100)/1000" office:value-type="float" office:value="1.6" calcext:value-type="float">
            <text:p>1.6</text:p>
          </table:table-cell>
          <table:table-cell table:formula="of:=EXP(-[.$G$2]*[.B19])" office:value-type="float" office:value="0.618783391806141" calcext:value-type="float">
            <text:p>0.618783391806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20]*100)/1000" office:value-type="float" office:value="1.7" calcext:value-type="float">
            <text:p>1.7</text:p>
          </table:table-cell>
          <table:table-cell table:formula="of:=EXP(-[.$G$2]*[.B20])" office:value-type="float" office:value="0.600495578812266" calcext:value-type="float">
            <text:p>0.600495578812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1]*100)/1000" office:value-type="float" office:value="1.8" calcext:value-type="float">
            <text:p>1.8</text:p>
          </table:table-cell>
          <table:table-cell table:formula="of:=EXP(-[.$G$2]*[.B21])" office:value-type="float" office:value="0.58274825237399" calcext:value-type="float">
            <text:p>0.58274825237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22]*100)/1000" office:value-type="float" office:value="1.9" calcext:value-type="float">
            <text:p>1.9</text:p>
          </table:table-cell>
          <table:table-cell table:formula="of:=EXP(-[.$G$2]*[.B22])" office:value-type="float" office:value="0.565525438699537" calcext:value-type="float">
            <text:p>0.565525438699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23]*100)/1000" office:value-type="float" office:value="2" calcext:value-type="float">
            <text:p>2</text:p>
          </table:table-cell>
          <table:table-cell table:formula="of:=EXP(-[.$G$2]*[.B23])" office:value-type="float" office:value="0.548811636094026" calcext:value-type="float">
            <text:p>0.548811636094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24]*100)/1000" office:value-type="float" office:value="2.1" calcext:value-type="float">
            <text:p>2.1</text:p>
          </table:table-cell>
          <table:table-cell table:formula="of:=EXP(-[.$G$2]*[.B24])" office:value-type="float" office:value="0.532591801006897" calcext:value-type="float">
            <text:p>0.532591801006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25]*100)/1000" office:value-type="float" office:value="2.2" calcext:value-type="float">
            <text:p>2.2</text:p>
          </table:table-cell>
          <table:table-cell table:formula="of:=EXP(-[.$G$2]*[.B25])" office:value-type="float" office:value="0.516851334491699" calcext:value-type="float">
            <text:p>0.516851334491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26]*100)/1000" office:value-type="float" office:value="2.3" calcext:value-type="float">
            <text:p>2.3</text:p>
          </table:table-cell>
          <table:table-cell table:formula="of:=EXP(-[.$G$2]*[.B26])" office:value-type="float" office:value="0.501576069066056" calcext:value-type="float">
            <text:p>0.501576069066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27]*100)/1000" office:value-type="float" office:value="2.4" calcext:value-type="float">
            <text:p>2.4</text:p>
          </table:table-cell>
          <table:table-cell table:formula="of:=EXP(-[.$G$2]*[.B27])" office:value-type="float" office:value="0.486752255959972" calcext:value-type="float">
            <text:p>0.486752255959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28]*100)/1000" office:value-type="float" office:value="2.5" calcext:value-type="float">
            <text:p>2.5</text:p>
          </table:table-cell>
          <table:table-cell table:formula="of:=EXP(-[.$G$2]*[.B28])" office:value-type="float" office:value="0.472366552741015" calcext:value-type="float">
            <text:p>0.472366552741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29]*100)/1000" office:value-type="float" office:value="2.6" calcext:value-type="float">
            <text:p>2.6</text:p>
          </table:table-cell>
          <table:table-cell table:formula="of:=EXP(-[.$G$2]*[.B29])" office:value-type="float" office:value="0.458406011305224" calcext:value-type="float">
            <text:p>0.458406011305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30]*100)/1000" office:value-type="float" office:value="2.7" calcext:value-type="float">
            <text:p>2.7</text:p>
          </table:table-cell>
          <table:table-cell table:formula="of:=EXP(-[.$G$2]*[.B30])" office:value-type="float" office:value="0.444858066222941" calcext:value-type="float">
            <text:p>0.444858066222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1]*100)/1000" office:value-type="float" office:value="2.8" calcext:value-type="float">
            <text:p>2.8</text:p>
          </table:table-cell>
          <table:table-cell table:formula="of:=EXP(-[.$G$2]*[.B31])" office:value-type="float" office:value="0.43171052342908" calcext:value-type="float">
            <text:p>0.43171052342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32]*100)/1000" office:value-type="float" office:value="2.9" calcext:value-type="float">
            <text:p>2.9</text:p>
          </table:table-cell>
          <table:table-cell table:formula="of:=EXP(-[.$G$2]*[.B32])" office:value-type="float" office:value="0.418951549247639" calcext:value-type="float">
            <text:p>0.418951549247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33]*100)/1000" office:value-type="float" office:value="3" calcext:value-type="float">
            <text:p>3</text:p>
          </table:table-cell>
          <table:table-cell table:formula="of:=EXP(-[.$G$2]*[.B33])" office:value-type="float" office:value="0.406569659740599" calcext:value-type="float">
            <text:p>0.406569659740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34]*100)/1000" office:value-type="float" office:value="3.1" calcext:value-type="float">
            <text:p>3.1</text:p>
          </table:table-cell>
          <table:table-cell table:formula="of:=EXP(-[.$G$2]*[.B34])" office:value-type="float" office:value="0.394553710371601" calcext:value-type="float">
            <text:p>0.394553710371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35]*100)/1000" office:value-type="float" office:value="3.2" calcext:value-type="float">
            <text:p>3.2</text:p>
          </table:table-cell>
          <table:table-cell table:formula="of:=EXP(-[.$G$2]*[.B35])" office:value-type="float" office:value="0.382892885975112" calcext:value-type="float">
            <text:p>0.382892885975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36]*100)/1000" office:value-type="float" office:value="3.3" calcext:value-type="float">
            <text:p>3.3</text:p>
          </table:table-cell>
          <table:table-cell table:formula="of:=EXP(-[.$G$2]*[.B36])" office:value-type="float" office:value="0.371576691022046" calcext:value-type="float">
            <text:p>0.371576691022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37]*100)/1000" office:value-type="float" office:value="3.4" calcext:value-type="float">
            <text:p>3.4</text:p>
          </table:table-cell>
          <table:table-cell table:formula="of:=EXP(-[.$G$2]*[.B37])" office:value-type="float" office:value="0.360594940173078" calcext:value-type="float">
            <text:p>0.360594940173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38]*100)/1000" office:value-type="float" office:value="3.5" calcext:value-type="float">
            <text:p>3.5</text:p>
          </table:table-cell>
          <table:table-cell table:formula="of:=EXP(-[.$G$2]*[.B38])" office:value-type="float" office:value="0.349937749111155" calcext:value-type="float">
            <text:p>0.349937749111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39]*100)/1000" office:value-type="float" office:value="3.6" calcext:value-type="float">
            <text:p>3.6</text:p>
          </table:table-cell>
          <table:table-cell table:formula="of:=EXP(-[.$G$2]*[.B39])" office:value-type="float" office:value="0.339595525644939" calcext:value-type="float">
            <text:p>0.339595525644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40]*100)/1000" office:value-type="float" office:value="3.7" calcext:value-type="float">
            <text:p>3.7</text:p>
          </table:table-cell>
          <table:table-cell table:formula="of:=EXP(-[.$G$2]*[.B40])" office:value-type="float" office:value="0.329558961075189" calcext:value-type="float">
            <text:p>0.329558961075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41]*100)/1000" office:value-type="float" office:value="3.8" calcext:value-type="float">
            <text:p>3.8</text:p>
          </table:table-cell>
          <table:table-cell table:formula="of:=EXP(-[.$G$2]*[.B41])" office:value-type="float" office:value="0.319819021816304" calcext:value-type="float">
            <text:p>0.319819021816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42]*100)/1000" office:value-type="float" office:value="3.9" calcext:value-type="float">
            <text:p>3.9</text:p>
          </table:table-cell>
          <table:table-cell table:formula="of:=EXP(-[.$G$2]*[.B42])" office:value-type="float" office:value="0.310366941265485" calcext:value-type="float">
            <text:p>0.310366941265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43]*100)/1000" office:value-type="float" office:value="4" calcext:value-type="float">
            <text:p>4</text:p>
          </table:table-cell>
          <table:table-cell table:formula="of:=EXP(-[.$G$2]*[.B43])" office:value-type="float" office:value="0.301194211912202" calcext:value-type="float">
            <text:p>0.30119421191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44]*100)/1000" office:value-type="float" office:value="4.1" calcext:value-type="float">
            <text:p>4.1</text:p>
          </table:table-cell>
          <table:table-cell table:formula="of:=EXP(-[.$G$2]*[.B44])" office:value-type="float" office:value="0.292292577680859" calcext:value-type="float">
            <text:p>0.292292577680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45]*100)/1000" office:value-type="float" office:value="4.2" calcext:value-type="float">
            <text:p>4.2</text:p>
          </table:table-cell>
          <table:table-cell table:formula="of:=EXP(-[.$G$2]*[.B45])" office:value-type="float" office:value="0.28365402649977" calcext:value-type="float">
            <text:p>0.2836540264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46]*100)/1000" office:value-type="float" office:value="4.3" calcext:value-type="float">
            <text:p>4.3</text:p>
          </table:table-cell>
          <table:table-cell table:formula="of:=EXP(-[.$G$2]*[.B46])" office:value-type="float" office:value="0.275270783089752" calcext:value-type="float">
            <text:p>0.275270783089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47]*100)/1000" office:value-type="float" office:value="4.4" calcext:value-type="float">
            <text:p>4.4</text:p>
          </table:table-cell>
          <table:table-cell table:formula="of:=EXP(-[.$G$2]*[.B47])" office:value-type="float" office:value="0.26713530196585" calcext:value-type="float">
            <text:p>0.26713530196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48]*100)/1000" office:value-type="float" office:value="4.5" calcext:value-type="float">
            <text:p>4.5</text:p>
          </table:table-cell>
          <table:table-cell table:formula="of:=EXP(-[.$G$2]*[.B48])" office:value-type="float" office:value="0.259240260645892" calcext:value-type="float">
            <text:p>0.259240260645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49]*100)/1000" office:value-type="float" office:value="4.6" calcext:value-type="float">
            <text:p>4.6</text:p>
          </table:table-cell>
          <table:table-cell table:formula="of:=EXP(-[.$G$2]*[.B49])" office:value-type="float" office:value="0.251578553059757" calcext:value-type="float">
            <text:p>0.251578553059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50]*100)/1000" office:value-type="float" office:value="4.7" calcext:value-type="float">
            <text:p>4.7</text:p>
          </table:table-cell>
          <table:table-cell table:formula="of:=EXP(-[.$G$2]*[.B50])" office:value-type="float" office:value="0.244143283153437" calcext:value-type="float">
            <text:p>0.244143283153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51]*100)/1000" office:value-type="float" office:value="4.8" calcext:value-type="float">
            <text:p>4.8</text:p>
          </table:table-cell>
          <table:table-cell table:formula="of:=EXP(-[.$G$2]*[.B51])" office:value-type="float" office:value="0.236927758682122" calcext:value-type="float">
            <text:p>0.236927758682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52]*100)/1000" office:value-type="float" office:value="4.9" calcext:value-type="float">
            <text:p>4.9</text:p>
          </table:table-cell>
          <table:table-cell table:formula="of:=EXP(-[.$G$2]*[.B52])" office:value-type="float" office:value="0.229925485186724" calcext:value-type="float">
            <text:p>0.229925485186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53]*100)/1000" office:value-type="float" office:value="5" calcext:value-type="float">
            <text:p>5</text:p>
          </table:table-cell>
          <table:table-cell table:formula="of:=EXP(-[.$G$2]*[.B53])" office:value-type="float" office:value="0.22313016014843" calcext:value-type="float">
            <text:p>0.22313016014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54]*100)/1000" office:value-type="float" office:value="5.1" calcext:value-type="float">
            <text:p>5.1</text:p>
          </table:table-cell>
          <table:table-cell table:formula="of:=EXP(-[.$G$2]*[.B54])" office:value-type="float" office:value="0.216535667316007" calcext:value-type="float">
            <text:p>0.216535667316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55]*100)/1000" office:value-type="float" office:value="5.2" calcext:value-type="float">
            <text:p>5.2</text:p>
          </table:table-cell>
          <table:table-cell table:formula="of:=EXP(-[.$G$2]*[.B55])" office:value-type="float" office:value="0.210136071200765" calcext:value-type="float">
            <text:p>0.210136071200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56]*100)/1000" office:value-type="float" office:value="5.3" calcext:value-type="float">
            <text:p>5.3</text:p>
          </table:table-cell>
          <table:table-cell table:formula="of:=EXP(-[.$G$2]*[.B56])" office:value-type="float" office:value="0.203925611734213" calcext:value-type="float">
            <text:p>0.203925611734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57]*100)/1000" office:value-type="float" office:value="5.4" calcext:value-type="float">
            <text:p>5.4</text:p>
          </table:table-cell>
          <table:table-cell table:formula="of:=EXP(-[.$G$2]*[.B57])" office:value-type="float" office:value="0.197898699083615" calcext:value-type="float">
            <text:p>0.197898699083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58]*100)/1000" office:value-type="float" office:value="5.5" calcext:value-type="float">
            <text:p>5.5</text:p>
          </table:table-cell>
          <table:table-cell table:formula="of:=EXP(-[.$G$2]*[.B58])" office:value-type="float" office:value="0.192049908620754" calcext:value-type="float">
            <text:p>0.192049908620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59]*100)/1000" office:value-type="float" office:value="5.6" calcext:value-type="float">
            <text:p>5.6</text:p>
          </table:table-cell>
          <table:table-cell table:formula="of:=EXP(-[.$G$2]*[.B59])" office:value-type="float" office:value="0.18637397603941" calcext:value-type="float">
            <text:p>0.18637397603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60]*100)/1000" office:value-type="float" office:value="5.7" calcext:value-type="float">
            <text:p>5.7</text:p>
          </table:table-cell>
          <table:table-cell table:formula="of:=EXP(-[.$G$2]*[.B60])" office:value-type="float" office:value="0.180865792617122" calcext:value-type="float">
            <text:p>0.180865792617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61]*100)/1000" office:value-type="float" office:value="5.8" calcext:value-type="float">
            <text:p>5.8</text:p>
          </table:table-cell>
          <table:table-cell table:formula="of:=EXP(-[.$G$2]*[.B61])" office:value-type="float" office:value="0.175520400616997" calcext:value-type="float">
            <text:p>0.175520400616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62]*100)/1000" office:value-type="float" office:value="5.9" calcext:value-type="float">
            <text:p>5.9</text:p>
          </table:table-cell>
          <table:table-cell table:formula="of:=EXP(-[.$G$2]*[.B62])" office:value-type="float" office:value="0.170332988825409" calcext:value-type="float">
            <text:p>0.170332988825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63]*100)/1000" office:value-type="float" office:value="6" calcext:value-type="float">
            <text:p>6</text:p>
          </table:table-cell>
          <table:table-cell table:formula="of:=EXP(-[.$G$2]*[.B63])" office:value-type="float" office:value="0.165298888221587" calcext:value-type="float">
            <text:p>0.1652988882215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0:46:10.319822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9:24.444447435</meta:creation-date>
    <dc:date>2019-10-24T13:22:46.144486604</dc:date>
    <meta:editing-duration>PT1H38M38S</meta:editing-duration>
    <meta:editing-cycles>2</meta:editing-cycles>
    <meta:generator>LibreOffice/6.0.7.3$Linux_X86_64 LibreOffice_project/00m0$Build-3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scatter" chart:style-name="ch1">
        <chart:legend chart:legend-position="end" svg:x="14.488cm" svg:y="4.193cm" style:legend-expansion="high" chart:style-name="ch2"/>
        <chart:plot-area chart:style-name="ch3" table:cell-range-address="Sheet1.C2:Sheet1.D53" chart:data-source-has-labels="row" svg:x="0.32cm" svg:y="0.18cm" svg:width="13.848cm" svg:height="8.642cm">
          <chartooo:coordinate-region svg:x="1.073cm" svg:y="0.389cm" svg:width="12.99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53" chart:label-cell-address="Sheet1.D2:Sheet1.D2" chart:class="chart:scatter">
            <chart:domain table:cell-range-address="Sheet1.C3:Sheet1.C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x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53</svg:desc>
                </draw:g>
              </table:table-cell>
              <table:table-cell office:value-type="float" office:value="1">
                <text:p>1</text:p>
                <draw:g>
                  <svg:desc>Sheet1.D3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70445533548508">
                <text:p>0.970445533548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63379494336853">
                <text:p>0.763379494336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718923733431926">
                <text:p>0.718923733431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637628151621773">
                <text:p>0.637628151621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600495578812266">
                <text:p>0.600495578812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565525438699537">
                <text:p>0.565525438699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532591801006897">
                <text:p>0.532591801006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516851334491699">
                <text:p>0.51685133449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501576069066056">
                <text:p>0.501576069066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444858066222941">
                <text:p>0.44485806622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418951549247639">
                <text:p>0.418951549247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394553710371601">
                <text:p>0.39455371037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360594940173078">
                <text:p>0.360594940173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349937749111155">
                <text:p>0.349937749111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329558961075189">
                <text:p>0.329558961075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310366941265485">
                <text:p>0.310366941265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92292577680859">
                <text:p>0.292292577680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8365402649977">
                <text:p>0.28365402649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275270783089752">
                <text:p>0.275270783089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59240260645892">
                <text:p>0.259240260645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251578553059757">
                <text:p>0.251578553059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244143283153437">
                <text:p>0.244143283153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2313016014843">
                <text:p>0.22313016014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